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eb764" officeooo:paragraph-rsid="001eb764"/>
    </style:style>
    <style:style style:name="P2" style:family="paragraph" style:parent-style-name="Standard">
      <style:paragraph-properties fo:text-align="end" style:justify-single-word="false"/>
      <style:text-properties officeooo:rsid="001eb764" officeooo:paragraph-rsid="001eb764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eb764" officeooo:paragraph-rsid="001eb764" style:font-size-asian="20pt" style:font-weight-asian="bold" style:font-size-complex="20pt" style:font-weight-complex="bold"/>
    </style:style>
    <style:style style:name="P4" style:family="paragraph" style:parent-style-name="Standard">
      <style:text-properties officeooo:rsid="001f9dd7" officeooo:paragraph-rsid="001f9dd7"/>
    </style:style>
    <style:style style:name="P5" style:family="paragraph" style:parent-style-name="Standard">
      <style:text-properties officeooo:rsid="002106b9" officeooo:paragraph-rsid="002106b9"/>
    </style:style>
    <style:style style:name="P6" style:family="paragraph" style:parent-style-name="Standard">
      <style:text-properties officeooo:rsid="0022493f" officeooo:paragraph-rsid="002106b9"/>
    </style:style>
    <style:style style:name="P7" style:family="paragraph" style:parent-style-name="Standard">
      <style:text-properties officeooo:rsid="0022493f" officeooo:paragraph-rsid="0022493f"/>
    </style:style>
    <style:style style:name="P8" style:family="paragraph" style:parent-style-name="Standard">
      <style:text-properties officeooo:rsid="0023cb93" officeooo:paragraph-rsid="0023cb93"/>
    </style:style>
    <style:style style:name="P9" style:family="paragraph" style:parent-style-name="Standard">
      <style:text-properties officeooo:rsid="00256e25" officeooo:paragraph-rsid="00256e25"/>
    </style:style>
    <style:style style:name="P10" style:family="paragraph" style:parent-style-name="Standard">
      <style:text-properties fo:font-weight="bold" officeooo:rsid="0023cb93" officeooo:paragraph-rsid="0023cb93" style:font-weight-asian="bold" style:font-weight-complex="bold"/>
    </style:style>
    <style:style style:name="P11" style:family="paragraph" style:parent-style-name="Standard">
      <style:text-properties fo:font-weight="bold" officeooo:rsid="002106b9" officeooo:paragraph-rsid="002106b9" style:font-weight-asian="bold" style:font-weight-complex="bold"/>
    </style:style>
    <style:style style:name="P12" style:family="paragraph" style:parent-style-name="Standard">
      <style:text-properties officeooo:rsid="001eb764" officeooo:paragraph-rsid="001eb764"/>
    </style:style>
    <style:style style:name="T1" style:family="text">
      <style:text-properties officeooo:rsid="002106b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71bdc" style:font-style-asian="italic" style:font-style-complex="italic"/>
    </style:style>
    <style:style style:name="T5" style:family="text">
      <style:text-properties officeooo:rsid="00271bdc"/>
    </style:style>
    <style:style style:name="T6" style:family="text">
      <style:text-properties officeooo:rsid="00286523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TÜ Avatud Lähtekoodiga ja Vaba Tarkvara Liidu juhatusel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6">FIRMA </text:span>LIIKMEKS ASTUMISE AVALDUS</text:p>
      <text:p text:style-name="P1"/>
      <text:p text:style-name="P1"/>
      <text:p text:style-name="P4"><text:span text:style-name="T2">Ettevõtte nimetus</text:span>: <text:text-input text:description="Sisesta ettevõtte nimetus">Firma OÜ</text:text-input></text:p>
      <text:p text:style-name="P4"/>
      <text:p text:style-name="P11">Tegevuspiirkonnad</text:p>
      <text:p text:style-name="P6"><text:text-input text:description="Sisesta tegevuspiirkonnad">Harjumaa
Lääne-Virumaa
Ida-Virumaa
Läänemaa
Raplamaa
Järvamaa
Jõgevamaa
Pärnumaa
Viljandimaa
Tartumaa
Valgamaa
Põlvamaa
Võrumaa
Hiiumaa
Saaremaa</text:text-input></text:p>
      <text:p text:style-name="P7"/>
      <text:p text:style-name="P10">Pakutavad teenused</text:p>
      <text:p text:style-name="P8"><text:text-input text:description="Vali pakutavad teenused">serverid
tööjaamad
tarkvaraarendus</text:text-input></text:p>
      <text:p text:style-name="P8"/>
      <text:p text:style-name="P8">Kontakt</text:p>
      <text:p text:style-name="P8">e-post: <text:text-input text:description="Sisesta firma e-postiaadress">post@firma.ee</text:text-input></text:p>
      <text:p text:style-name="P8">veebileht: <text:text-input text:description="Sisesta firma kodulehe aadress">http://www.firmanimi.ee/</text:text-input></text:p>
      <text:p text:style-name="P8">telefon: +372 <text:text-input text:description="Sisesta firma kontakttelefon">xx xx xx xx</text:text-input></text:p>
      <text:p text:style-name="P8"/>
      <text:p text:style-name="P8"/>
      <text:p text:style-name="P9">Alla kirjutanud<text:tab/>/<text:span text:style-name="T4">allkirjastatud digitaalselt</text:span>/</text:p>
      <text:p text:style-name="P9"/>
      <text:p text:style-name="P9"><text:text-input text:description="Sisesta juhatuse liikme ees- ja perenimi">Eesnimi Perenimi</text:text-input></text:p>
      <text:p text:style-name="P9">/<text:span text:style-name="T3">juhatuse liige</text:span>/</text:p>
      <text:p text:style-name="P9"/>
      <text:p text:style-name="P9"/>
      <text:p text:style-name="P9">Kuupäev: <text:date style:data-style-name="N36" text:date-value="2014-04-05T10:42:39.519543824">05.04.2014</text:da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t" fo:country="EE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t" fo:country="E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5T10:42:39.371148983</meta:creation-date>
    <meta:editing-duration>P0D</meta:editing-duration>
    <meta:editing-cycles>1</meta:editing-cycles>
    <meta:generator>LibreOffice/4.2.2.1$Linux_X86_64 LibreOffice_project/420m0$Build-1</meta:generator>
    <meta:document-statistic meta:table-count="0" meta:image-count="0" meta:object-count="0" meta:page-count="1" meta:paragraph-count="15" meta:word-count="72" meta:character-count="522" meta:non-whitespace-character-count="479"/>
  </office:meta>
</office:document-meta>
</file>